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Denny Fu</text:initial-creator></text:p>
      <text:p text:style-name="OrgSubtitle"/>
      <text:p text:style-name="OrgFixedWidthBlock">\begin{abstract}</text:p>
      <text:p text:style-name="OrgFixedWidthBlock">%\boldmath</text:p>
      <text:p text:style-name="OrgFixedWidthBlock">The abstract goes here.</text:p>
      <text:p text:style-name="OrgFixedWidthBlockLastLine">\end{abstract}</text:p>
      <text:p text:style-name="OrgFixedWidthBlock">\begin{IEEEkeywords}</text:p>
      <text:p text:style-name="OrgFixedWidthBlock">IEEEtran, journal, \LaTeX, paper, template.</text:p>
      <text:p text:style-name="OrgFixedWidthBlockLastLine">\end{IEEEkeywords}</text:p>
      <text:h text:style-name="Heading_20_1" text:outline-level="1" text:is-list-header="false">
<text:bookmark-start text:name="OrgXref.orga804f08"/>
<text:bookmark text:name="orga804f08"/>Introduction
<text:bookmark-end text:name="OrgXref.orga804f08"/></text:h>
      <text:p text:style-name="Text_20_body">demo file is intended to serve as a ``starter file''
for IEEE journal papers produced under <text:span text:style-name="OrgCode">\LaTeX</text:span>\ using
IEEEtran.cls version 1.7 and later.
I wish you the best of success.
</text:p>
      <text:p text:style-name="Text_20_body">mds
</text:p>
      <text:p text:style-name="Text_20_body">January 11, 2007
</text:p>
      <text:h text:style-name="Heading_20_2" text:outline-level="2" text:is-list-header="false">
<text:bookmark-start text:name="OrgXref.org2b46174"/>
<text:bookmark text:name="org2b46174"/>Subsection Heading Here
<text:bookmark-end text:name="OrgXref.org2b46174"/></text:h>
      <text:p text:style-name="Text_20_body">Subsection text here.
</text:p>
      <text:h text:style-name="Heading_20_3" text:outline-level="3" text:is-list-header="false">
<text:bookmark-start text:name="OrgXref.org5efc9cc"/>
<text:bookmark text:name="org5efc9cc"/>Subsection Heading Here
<text:bookmark-end text:name="OrgXref.org5efc9cc"/></text:h>
      <text:p text:style-name="Text_20_body">Subsubsection text here.
</text:p>
      <text:h text:style-name="Heading_20_1" text:outline-level="1" text:is-list-header="false">
<text:bookmark-start text:name="OrgXref.org11c7900"/>
<text:bookmark text:name="org11c7900"/>Conclusion
<text:bookmark-end text:name="OrgXref.org11c7900"/></text:h>
      <text:p text:style-name="Text_20_body">The conclusion goes here.
</text:p>
      <text:h text:style-name="Heading_20_1" text:outline-level="1" text:is-list-header="false">
<text:bookmark-start text:name="OrgXref.orgc068d8d"/>
<text:bookmark text:name="orgc068d8d"/>Proof of the First Zonklar Equation
<text:bookmark-end text:name="OrgXref.orgc068d8d"/></text:h>
      <text:p text:style-name="Text_20_body">Appendix one text goes here.
</text:p>
      <text:h text:style-name="Heading_20_1" text:outline-level="1" text:is-list-header="false">
<text:bookmark-start text:name="OrgXref.orgce3c101"/>
<text:bookmark text:name="orgce3c101"/>
<text:bookmark-end text:name="OrgXref.orgce3c101"/></text:h>
      <text:p text:style-name="Text_20_body">Appendix two text goes here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enny Fu</dc:creator>
    <meta:initial-creator>Denny Fu</meta:initial-creator>
    <dc:date>2017-02-08T15:31:48</dc:date>
    <meta:creation-date>2017-02-08T15:31:48</meta:creation-date>
    <meta:generator>Emacs 24.5.1 (Org mode 9.0.1)</meta:generator>
    <meta:keyword/>
    <dc:subject/>
    <dc:title/>
  </office:meta>
</office:document-meta>
</file>